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Liberation Mono" svg:font-family="'times new romanLiberation Mono'"/>
  </office:font-face-decls>
  <office:automatic-styles>
    <style:style style:name="P1" style:family="paragraph" style:parent-style-name="Heading_20_3">
      <style:paragraph-properties fo:margin-left="0cm" fo:margin-top="0cm" fo:margin-bottom="0cm" style:contextual-spacing="true" fo:text-align="center" style:justify-single-word="false" fo:text-indent="0cm" style:auto-text-indent="false"/>
      <style:text-properties fo:color="#000000" loext:opacity="100%" style:font-name="times new roman" fo:font-size="14pt" fo:font-weight="bold" officeooo:paragraph-rsid="000ce942" fo:background-color="transparent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top="0cm" fo:margin-bottom="0cm" style:contextual-spacing="true" fo:text-align="justify" style:justify-single-word="false" fo:text-indent="0cm" style:auto-text-indent="false"/>
      <style:text-properties fo:color="#000000" loext:opacity="100%" style:font-name="times new roman" fo:font-size="14pt" fo:font-weight="normal" fo:background-color="transparent" style:font-size-asian="14pt" style:font-weight-asian="normal" style:font-size-complex="14pt" style:font-weight-complex="normal"/>
    </style:style>
    <style:style style:name="P3" style:family="paragraph" style:parent-style-name="Heading_20_3">
      <style:paragraph-properties fo:margin-left="0cm" fo:margin-top="0cm" fo:margin-bottom="0cm" style:contextual-spacing="true" fo:text-align="center" style:justify-single-word="false" fo:text-indent="0cm" style:auto-text-indent="false"/>
      <style:text-properties fo:color="#000000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top="0cm" fo:margin-bottom="0.499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Text_20_body" style:list-style-name="L1">
      <style:paragraph-properties fo:margin-left="0cm" fo:margin-top="0cm" fo:margin-bottom="0.499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top="0cm" fo:margin-bottom="0.499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Heading_20_3">
      <style:paragraph-properties fo:margin-top="0cm" fo:margin-bottom="0cm" style:contextual-spacing="true" fo:text-align="center" style:justify-single-word="false"/>
      <style:text-properties fo:color="#000000" loext:opacity="100%" style:font-name="times new roman" fo:font-size="14pt" fo:font-weight="bold" officeooo:rsid="000ce942" officeooo:paragraph-rsid="000ce942" fo:background-color="transparent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fo:font-weight="bold" officeooo:rsid="000ce942" officeooo:paragraph-rsid="000ce942" fo:background-color="transparent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true" fo:text-align="justify" style:justify-single-word="false"/>
      <style:text-properties officeooo:paragraph-rsid="000ce942"/>
    </style:style>
    <style:style style:name="P12" style:family="paragraph" style:parent-style-name="Text_20_body">
      <style:paragraph-properties fo:margin-top="0cm" fo:margin-bottom="0cm" style:contextual-spacing="true" fo:text-align="justify" style:justify-single-word="false"/>
      <style:text-properties officeooo:paragraph-rsid="000d26c3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0cm" fo:margin-bottom="0.353cm" style:contextual-spacing="false" fo:line-height="115%" fo:orphans="2" fo:widows="2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style:contextual-spacing="true" fo:text-align="center" style:justify-single-word="false" fo:break-before="pag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loext:opacity="100%" style:font-name="times new roman" fo:font-size="14pt" fo:font-weight="normal" officeooo:rsid="000ce942" fo:background-color="transparent" loext:char-shading-value="0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officeooo:rsid="000d26c3" style:font-size-asian="14pt" style:font-size-complex="14pt"/>
    </style:style>
    <style:style style:name="T6" style:family="text">
      <style:text-properties fo:color="#000000" loext:opacity="100%" style:font-name="times new roman" fo:font-size="14pt" fo:font-weight="bold" officeooo:rsid="000ce942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times new roman" fo:font-size="14pt" fo:font-weight="normal" officeooo:rsid="000d26c3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0d26c3" style:font-size-asian="14pt" style:font-weight-asian="normal" style:font-size-complex="14pt" style:font-weight-complex="norma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color="#ff0000" loext:opacity="100%"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1" text:outline-level="3">Цель работы</text:h>
      <text:p text:style-name="P2"><text:tab/><text:tab/>Разработка программного средства для проведения сравнительного анализа различных методов интерполяции с целью оценки их точности и устойчивости.</text:p>
      <text:h text:style-name="P3" text:outline-level="3">Описание приложения</text:h>
      <text:p text:style-name="P4"><text:tab/><text:tab/>Разрабатываемое приложение представляет собой инструмент для визуального и численного сравнения методов интерполяции, таких как полиномиальная интерполяция (в форме Лагранжа и Ньютона) и кубическая сплайн-интерполяция. Пользователь может выбрать тестовую функцию, интерполяционные узлы (равномерные или узлы Чебышёва), а также метод интерполяции. Приложение направлено на выявление осцилляций и других погрешностей, возникающих при использовании различных интерполяционных алгоритмов, особенно на краевых участках интервала. Полученные данные позволяют сделать обоснованный выбор метода интерполяции в зависимости от свойств исходной функции и требований к точности.</text:p>
      <text:h text:style-name="P3" text:outline-level="3"/>
      <text:h text:style-name="P3" text:outline-level="3">Основной функционал приложения</text:h>
      <text:list text:style-name="L1">
        <text:list-item>
          <text:p text:style-name="P5"><text:span text:style-name="Strong_20_Emphasis"><text:span text:style-name="T1">Выбор метода интерполяции</text:span></text:span><text:span text:style-name="T1">:</text:span></text:p>
          <text:list>
            <text:list-item>
              <text:p text:style-name="P6">Полиномиальная интерполяция (Лагранж, Ньютон)</text:p>
            </text:list-item>
            <text:list-item>
              <text:p text:style-name="P6">Кубические сплайны</text:p>
            </text:list-item>
            <text:list-item>
              <text:p text:style-name="P6">Линейная интерполяция (для сравнения)</text:p>
            </text:list-item>
            <text:list-item>
              <text:p text:style-name="P6">Другие методы (по желанию: кусочно-квадратичная, B-сплайны и т.д.)</text:p>
            </text:list-item>
          </text:list>
        </text:list-item>
        <text:list-item>
          <text:p text:style-name="P5"><text:span text:style-name="Strong_20_Emphasis"><text:span text:style-name="T1">Выбор тестовой функции</text:span></text:span><text:span text:style-name="T1">:</text:span></text:p>
          <text:list>
            <text:list-item>
              <text:p text:style-name="P6">f(x) = sin(x)</text:p>
            </text:list-item>
            <text:list-item>
              <text:p text:style-name="P6">f(x) = 1 / (1 + 25x²) (функция Рунге)</text:p>
            </text:list-item>
            <text:list-item>
              <text:p text:style-name="P6">f(x) = |x| (негладкая)</text:p>
            </text:list-item>
            <text:list-item>
              <text:p text:style-name="P6">f(x) = e^x и др.</text:p>
            </text:list-item>
          </text:list>
        </text:list-item>
        <text:list-item>
          <text:p text:style-name="P5"><text:span text:style-name="Strong_20_Emphasis"><text:span text:style-name="T1">Выбор интерполяционных узлов</text:span></text:span><text:span text:style-name="T1">:</text:span></text:p>
          <text:list>
            <text:list-item>
              <text:p text:style-name="P6">Равномерные</text:p>
            </text:list-item>
            <text:list-item>
              <text:p text:style-name="P6">Чебышёвские</text:p>
            </text:list-item>
          </text:list>
        </text:list-item>
        <text:list-item>
          <text:p text:style-name="P5"><text:span text:style-name="Strong_20_Emphasis"><text:span text:style-name="T1">Построение графиков</text:span></text:span><text:span text:style-name="T1">:</text:span></text:p>
          <text:list>
            <text:list-item>
              <text:p text:style-name="P6"><text:soft-page-break/>График исходной функции</text:p>
            </text:list-item>
            <text:list-item>
              <text:p text:style-name="P6">График интерполяции</text:p>
            </text:list-item>
            <text:list-item>
              <text:p text:style-name="P6">График ошибки (|f(x) - P(x)|)</text:p>
            </text:list-item>
          </text:list>
        </text:list-item>
        <text:list-item>
          <text:p text:style-name="P5"><text:span text:style-name="Strong_20_Emphasis"><text:span text:style-name="T1">Расчёт точности</text:span></text:span><text:span text:style-name="T1">:</text:span></text:p>
          <text:list>
            <text:list-item>
              <text:p text:style-name="P6">Максимальная ошибка </text:p>
            </text:list-item>
            <text:list-item>
              <text:p text:style-name="P6">Среднеквадратичная ошибка (MSE)</text:p>
            </text:list-item>
            <text:list-item>
              <text:p text:style-name="P6">График распределения ошибки по интервалу</text:p>
            </text:list-item>
          </text:list>
        </text:list-item>
        <text:list-item>
          <text:p text:style-name="P5"><text:span text:style-name="Strong_20_Emphasis"><text:span text:style-name="T1">Вывод осцилляций</text:span></text:span><text:span text:style-name="T1"> (если есть)</text:span></text:p>
          <text:list>
            <text:list-item>
              <text:p text:style-name="P6">Автоматическое выявление пиков</text:p>
            </text:list-item>
          </text:list>
        </text:list-item>
        <text:list-item>
          <text:p text:style-name="P5"><text:span text:style-name="Strong_20_Emphasis"><text:span text:style-name="T1">Экспорт отчёта</text:span></text:span><text:span text:style-name="T1">:</text:span></text:p>
          <text:list>
            <text:list-item>
              <text:p text:style-name="P6">Таблицы результатов</text:p>
            </text:list-item>
            <text:list-item>
              <text:p text:style-name="P6">Сравнительные графики</text:p>
            </text:list-item>
            <text:list-item>
              <text:p text:style-name="P6">Краткий текстовый вывод</text:p>
            </text:list-item>
          </text:list>
        </text:list-item>
      </text:list>
      <text:p text:style-name="P7"/>
      <text:p text:style-name="P8" loext:marker-style-name="T2"/>
      <text:h text:style-name="P9" text:outline-level="3">Архитектура приложения</text:h>
      <text:p text:style-name="P10">Модуль функций</text:p>
      <text:p text:style-name="P11"><text:span text:style-name="Source_20_Text"><text:span text:style-name="T3">get_function(name: str) -&gt; Callable</text:span></text:span></text:p>
      <text:p text:style-name="P11"><text:span text:style-name="Source_20_Text"><text:span text:style-name="T4">evaluate_function(f, x: List[float]) -&gt; List[float]</text:span></text:span></text:p>
      <text:p text:style-name="P11"><text:span text:style-name="Source_20_Text"><text:span text:style-name="T4"/></text:span></text:p>
      <text:p text:style-name="P10">Модуль генерации узлов</text:p>
      <text:p text:style-name="P11"><text:span text:style-name="Source_20_Text"><text:span text:style-name="T3">generate_uniform_nodes(a, b, n)</text:span></text:span></text:p>
      <text:p text:style-name="P11"><text:span text:style-name="Source_20_Text"><text:span text:style-name="T1">generate_chebyshev_nodes(a, b, n</text:span></text:span><text:span text:style-name="Source_20_Text">)</text:span></text:p>
      <text:p text:style-name="P11"><text:span text:style-name="Source_20_Text"><text:span text:style-name="T4"/></text:span></text:p>
      <text:p text:style-name="P10">Модуль интерполяции</text:p>
      <text:p text:style-name="P12"><text:span text:style-name="Source_20_Text"><text:span text:style-name="T3">lagrange_interpolation(x_nodes, y_nodes</text:span></text:span></text:p>
      <text:p text:style-name="P12"><text:span text:style-name="Source_20_Text"><text:span text:style-name="T1">newton_interpolation(x_nodes, y_nodes)</text:span></text:span></text:p>
      <text:p text:style-name="P12"><text:span text:style-name="Source_20_Text"><text:span text:style-name="T5">c</text:span></text:span><text:span text:style-name="Source_20_Text"><text:span text:style-name="T1">ubic_spline_interpolation(x_nodes, y_nodes)</text:span></text:span></text:p>
      <text:p text:style-name="P11"><text:span text:style-name="Source_20_Text"><text:span text:style-name="T4"/></text:span></text:p>
      <text:p text:style-name="P10">Модуль анализа ошибок</text:p>
      <text:p text:style-name="P12"><text:span text:style-name="Source_20_Text"><text:span text:style-name="T3">calculate_max_error(f, p, x)</text:span></text:span></text:p>
      <text:p text:style-name="P12"><text:span text:style-name="Source_20_Text"><text:span text:style-name="T1">calculate_mse(f, p, x)</text:span></text:span></text:p>
      <text:p text:style-name="P11"><text:span text:style-name="Source_20_Text"><text:span text:style-name="T3"/></text:span></text:p>
      <text:p text:style-name="P11"><text:soft-page-break/><text:span text:style-name="T6">Модуль визуализации</text:span></text:p>
      <text:p text:style-name="P12"><text:span text:style-name="Source_20_Text"><text:span text:style-name="T3">plot_function_and_interpolation(f, p, x)</text:span></text:span></text:p>
      <text:p text:style-name="P12"><text:span text:style-name="Source_20_Text"><text:span text:style-name="T7">p</text:span></text:span><text:span text:style-name="Source_20_Text"><text:span text:style-name="T1">lot_error(f, p, x)</text:span></text:span></text:p>
      <text:p text:style-name="P11"><text:span text:style-name="Source_20_Text"><text:span text:style-name="T8"/></text:span></text:p>
      <text:p text:style-name="P10">Модуль отчёта</text:p>
      <text:p text:style-name="P10"><text:span text:style-name="Source_20_Text"><text:span text:style-name="T9">Создание отчёта по результатам сравнения в .txt, .csv или .pdf.</text:span></text:span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13" loext:marker-style-name="T10"><text:span text:style-name="T10">Пермь 2024</text:span><text:span text:style-name="T10"/></text:p>
      <text:p text:style-name="P14" loext:marker-style-name="T10"/>
      <text:p text:style-name="P15" loext:marker-style-name="T11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Palatino Linotype1" svg:font-family="'Palatino Linotype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Liberation Mono" svg:font-family="'times new romanLiberation 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1.051cm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3.325cm" fo:margin-right="2.558cm" fo:margin-top="0.155cm" fo:margin-bottom="0cm" style:contextual-spacing="false" fo:text-align="center" style:justify-single-word="false"/>
      <style:text-properties style:font-name="Palatino Linotype" fo:font-family="'Palatino Linotype'" style:font-family-generic="roman" style:font-pitch="variable" fo:font-size="14pt" style:font-name-asian="Palatino Linotype1" style:font-family-asian="'Palatino Linotype'" style:font-family-generic-asian="system" style:font-pitch-asian="variable" style:font-size-asian="14pt" style:font-name-complex="Palatino Linotype1" style:font-family-complex="'Palatino Linotype'" style:font-family-generic-complex="system" style:font-pitch-complex="variable" style:font-size-complex="14pt"/>
    </style:style>
    <style:style style:name="Heading_20_2" style:display-name="Heading 2" style:family="paragraph" style:parent-style-name="Standard" loext:linked-style-name="Заголовок_20_2_20_Знак" style:auto-update="true" style:default-outline-level="2" style:list-style-name="" style:class="text">
      <style:paragraph-properties fo:margin-top="0.423cm" fo:margin-bottom="0.423cm" style:contextual-spacing="false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Contents_20_1" style:display-name="Contents 1" style:family="paragraph" style:parent-style-name="Standard" style:class="index">
      <style:paragraph-properties fo:margin-left="1.457cm" fo:margin-top="0.198cm" fo:margin-bottom="0cm" style:contextual-spacing="false"/>
      <style:text-properties fo:font-size="12pt" style:font-size-asian="12pt" style:font-size-complex="12pt"/>
    </style:style>
    <style:style style:name="Contents_20_2" style:display-name="Contents 2" style:family="paragraph" style:parent-style-name="Standard" style:class="index">
      <style:paragraph-properties fo:margin-left="1.88cm" fo:margin-top="0.198cm" fo:margin-bottom="0cm" style:contextual-spacing="false" fo:text-indent="-0.423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class="index">
      <style:paragraph-properties fo:margin-left="2.621cm" fo:margin-top="0.198cm" fo:margin-bottom="0cm" style:contextual-spacing="false" fo:text-indent="-0.635cm" style:auto-text-indent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2.621cm" fo:margin-top="0.198cm" fo:margin-bottom="0cm" style:contextual-spacing="false" fo:text-indent="-0.635cm" style:auto-text-indent="false"/>
    </style:style>
    <style:style style:name="Table_20_Paragraph" style:display-name="Table Paragraph" style:family="paragraph" style:parent-style-name="Standard">
      <style:paragraph-properties fo:margin-left="0.192cm" fo:line-height="0.466cm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Заголовок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847cm" fo:margin-bottom="0cm" style:contextual-spacing="false" fo:line-height="115%" fo:text-align="start" style:justify-single-word="false" fo:keep-together="always" fo:orphans="2" fo:widows="2" fo:keep-with-next="always"/>
      <style:text-properties fo:color="#2f5496" loext:opacity="100%" style:font-name="Calibri Light" fo:font-family="'Calibri Light'" style:font-family-generic="roman" style:font-pitch="variable" fo:font-weight="bold" style:font-name-asian="F" style:font-family-generic-asian="system" style:font-pitch-asian="variable" style:language-asian="ru" style:country-asian="RU" style:font-weight-asian="bold" style:font-name-complex="F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195cm" style:type="center"/>
          <style:tab-stop style:position="18.39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Palatino Linotype" fo:font-family="'Palatino Linotype'" style:font-family-generic="roman" style:font-pitch="variable" fo:font-size="14pt" style:font-name-asian="Palatino Linotype1" style:font-family-asian="'Palatino Linotype'" style:font-family-generic-asian="system" style:font-pitch-asian="variable" style:font-size-asian="14pt" style:font-name-complex="Palatino Linotype1" style:font-family-complex="'Palatino Linotype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Link" style:display-name="Index Link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96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style:font-name="Calibri" fo:font-family="Calibri" style:font-family-generic="roman" style:font-pitch="variable"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style:font-name="Calibri" fo:font-family="Calibri" style:font-family-generic="roman" style:font-pitch="variable"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style:font-name="Calibri" fo:font-family="Calibri" style:font-family-generic="roman" style:font-pitch="variable"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style:font-name="Calibri" fo:font-family="Calibri" style:font-family-generic="roman" style:font-pitch="variable"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style:font-name="Calibri" fo:font-family="Calibri" style:font-family-generic="roman" style:font-pitch="variable"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style:font-name="Calibri" fo:font-family="Calibri" style:font-family-generic="roman" style:font-pitch="variable"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style:font-name="Calibri" fo:font-family="Calibri" style:font-family-generic="roman" style:font-pitch="variable"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4pt" style:font-size-asian="14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1.77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21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364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17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13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4.88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29cm" fo:margin-bottom="1.427cm" fo:margin-left="1.799cm" fo:margin-right="0.811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29cm" fo:margin-bottom="1.427cm" fo:margin-left="1.799cm" fo:margin-right="0.811cm" style:writing-mode="lr-tb" style:layout-grid-color="#c0c0c0" style:layout-grid-lines="1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799cm" fo:margin-bottom="1.427cm" fo:margin-left="1.799cm" fo:margin-right="0.811cm" style:writing-mode="lr-tb" style:layout-grid-color="#c0c0c0" style:layout-grid-lines="1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976cm" fo:margin-bottom="1.427cm" fo:margin-left="1.799cm" fo:margin-right="0.811cm" style:writing-mode="lr-tb" style:layout-grid-color="#c0c0c0" style:layout-grid-lines="1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Converted2" style:page-layout-name="Mpm2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Converted3" style:page-layout-name="Mpm2" draw:style-name="Mdp1">
      <style:footer>
        <text:p text:style-name="MP1"><text:page-number text:select-page="current">8</text:page-number></text:p>
        <text:p text:style-name="Footer"/>
      </style:footer>
    </style:master-page>
    <style:master-page style:name="Converted4" style:page-layout-name="Mpm2" draw:style-name="Mdp1">
      <style:footer>
        <text:p text:style-name="MP1"><text:page-number text:select-page="current">12</text:page-number></text:p>
        <text:p text:style-name="Footer"/>
      </style:footer>
    </style:master-page>
    <style:master-page style:name="Converted5" style:page-layout-name="Mpm3" draw:style-name="Mdp1">
      <style:footer>
        <text:p text:style-name="MP1"><text:page-number text:select-page="current">14</text:page-number></text:p>
        <text:p text:style-name="Footer"/>
      </style:footer>
    </style:master-page>
    <style:master-page style:name="Converted6" style:page-layout-name="Mpm2" draw:style-name="Mdp1">
      <style:footer>
        <text:p text:style-name="MP1"><text:page-number text:select-page="current">15</text:page-number></text:p>
        <text:p text:style-name="Footer"/>
      </style:footer>
    </style:master-page>
    <style:master-page style:name="Converted7" style:page-layout-name="Mpm2" draw:style-name="Mdp1">
      <style:footer>
        <text:p text:style-name="MP1"><text:page-number text:select-page="current">16</text:page-number></text:p>
        <text:p text:style-name="Footer"/>
      </style:footer>
    </style:master-page>
    <style:master-page style:name="Converted8" style:page-layout-name="Mpm2" draw:style-name="Mdp1">
      <style:footer>
        <text:p text:style-name="MP1"><text:page-number text:select-page="current">17</text:page-number></text:p>
        <text:p text:style-name="Footer"/>
      </style:footer>
    </style:master-page>
    <style:master-page style:name="Converted9" style:page-layout-name="Mpm4" draw:style-name="Mdp1">
      <style:footer>
        <text:p text:style-name="MP1"><text:page-number text:select-page="current">2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1:03:00</meta:creation-date>
    <meta:initial-creator>am3099593@gmail.com</meta:initial-creator>
    <dc:language>ru-RU</dc:language>
    <dc:date>2025-04-14T12:27:29.244414840</dc:date>
    <meta:editing-cycles>5</meta:editing-cycles>
    <meta:editing-duration>PT20M21S</meta:editing-duration>
    <meta:generator>LibreOffice/24.8.6.2$Linux_X86_64 LibreOffice_project/d50be90c1d90f0f90a5235ffcbbafbbfa38a83c2</meta:generator>
    <meta:document-statistic meta:table-count="0" meta:image-count="0" meta:object-count="0" meta:page-count="4" meta:paragraph-count="62" meta:word-count="290" meta:character-count="2195" meta:non-whitespace-character-count="1991"/>
    <meta:user-defined meta:name="AppVersion">15.0000</meta:user-defined>
    <meta:template xlink:type="simple" xlink:actuate="onRequest" xlink:title="Normal.dotm" xlink:href=""/>
  </office:meta>
</office:document-meta>
</file>